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00000002D0DFC4B2EB7C8E019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tkinson Hyperlegible" svg:font-family="'Atkinson Hyperlegible'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1.332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1cm" fo:min-width="14.92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4.81cm, 0cm, 0cm)" draw:image-opacity="100%" style:mirror="none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/>
      <style:paragraph-properties style:writing-mode="lr-tb"/>
      <style:text-properties fo:color="#00ff00" loext:opacity="100%"/>
    </style:style>
    <style:style style:name="P2" style:family="paragraph">
      <loext:graphic-properties draw:fill="none" draw:fill-color="#ffffff"/>
      <style:paragraph-properties style:writing-mode="lr-tb"/>
      <style:text-properties fo:color="#00ff00" loext:opacity="100%" style:font-name="Atkinson Hyperlegible" fo:font-size="36pt" fo:font-weight="normal" style:font-size-asian="36pt" style:font-weight-asian="normal" style:font-size-complex="36pt" style:font-weight-complex="normal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color="#00ff00" loext:opacity="100%" style:text-outline="true" style:font-name="Atkinson Hyperlegible" fo:font-size="36pt" fo:text-shadow="1pt 1pt" style:font-size-asian="36pt" style:font-size-complex="36pt"/>
    </style:style>
    <style:style style:name="T2" style:family="text">
      <style:text-properties fo:color="#00ff00" loext:opacity="100%" style:font-name="Atkinson Hyperlegible" fo:font-size="36pt" fo:font-weight="normal" style:font-size-asian="36pt" style:font-weight-asian="normal" style:font-size-complex="3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16.623cm" svg:height="1.582cm" draw:transform="rotate (1.5707963267949) translate (1.258cm 17.145cm)">
          <draw:text-box>
            <text:p><text:span text:style-name="T1">Hoon School Live · Lesson 3</text:span></text:p>
          </draw:text-box>
        </draw:frame>
        <draw:frame draw:style-name="gr2" draw:text-style-name="P2" draw:layer="layout" svg:width="15.42cm" svg:height="2.911cm" draw:transform="rotate (1.5707963267949) translate (3.175cm 16.69cm)">
          <draw:text-box>
            <text:p><text:span text:style-name="T2">Repeating Yourself &amp;</text:span></text:p>
            <text:p><text:span text:style-name="T2">Addressing</text:span></text:p>
          </draw:text-box>
        </draw:frame>
        <draw:frame draw:style-name="gr3" draw:text-style-name="P3" draw:layer="layout" svg:width="21.844cm" svg:height="17.526cm" svg:x="6.147cm" svg:y="0cm">
          <draw:image xlink:href="Pictures/1000000000000500000002D0DFC4B2EB7C8E0197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tkinson Hyperlegible" svg:font-family="'Atkinson Hyperlegible'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44cm" fo:margin-bottom="0cm" fo:text-indent="0cm"/>
      <style:text-properties fo:font-size="31.1000003814697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33cm" fo:margin-bottom="0cm" fo:text-indent="0cm"/>
      <style:text-properties fo:font-size="26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22cm" fo:margin-bottom="0cm" fo:text-indent="0cm"/>
      <style:text-properties fo:font-size="22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8.9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7.5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626cm" svg:x="1cm" svg:y="3.459cm"/>
      <draw:page-thumbnail draw:layer="backgroundobjects" svg:width="8.999cm" svg:height="5.626cm" svg:x="1cm" svg:y="12.035cm"/>
      <draw:page-thumbnail draw:layer="backgroundobjects" svg:width="8.999cm" svg:height="5.626cm" svg:x="1cm" svg:y="20.611cm"/>
      <draw:page-thumbnail draw:layer="backgroundobjects" svg:width="8.999cm" svg:height="5.626cm" svg:x="11cm" svg:y="3.459cm"/>
      <draw:page-thumbnail draw:layer="backgroundobjects" svg:width="8.999cm" svg:height="5.626cm" svg:x="11cm" svg:y="12.035cm"/>
      <draw:page-thumbnail draw:layer="backgroundobjects" svg:width="8.999cm" svg:height="5.626cm" svg:x="11cm" svg:y="20.611cm"/>
    </style:handout-master>
    <style:master-page style:name="Default" style:page-layout-name="PM1" draw:style-name="Mdp1">
      <draw:frame presentation:style-name="Default-title" draw:layer="backgroundobjects" svg:width="25.191cm" svg:height="2.921cm" svg:x="1.399cm" svg:y="0.697cm" presentation:class="title" presentation:placeholder="true">
        <draw:text-box/>
      </draw:frame>
      <draw:frame presentation:style-name="Default-outline1" draw:layer="backgroundobjects" svg:width="25.191cm" svg:height="10.15cm" svg:x="1.399cm" svg:y="4.094cm" presentation:class="outline" presentation:placeholder="true">
        <draw:text-box/>
      </draw:frame>
      <draw:frame presentation:style-name="Mpr1" draw:text-style-name="MP2" draw:layer="backgroundobjects" svg:width="6.521cm" svg:height="1.206cm" svg:x="1.399cm" svg:y="15.94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206cm" svg:x="9.572cm" svg:y="15.942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206cm" svg:x="20.069cm" svg:y="15.942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2-10T11:31:57.942258891</meta:creation-date>
    <dc:date>2022-02-17T18:34:39.580100452</dc:date>
    <meta:editing-duration>PT8H28M5S</meta:editing-duration>
    <meta:editing-cycles>221</meta:editing-cycles>
    <meta:generator>LibreOffice/7.2.5.2$Linux_X86_64 LibreOffice_project/20$Build-2</meta:generator>
    <meta:document-statistic meta:object-count="26"/>
  </office:meta>
</office:document-meta>
</file>